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c1b4" officeooo:paragraph-rsid="001fbcf1" style:font-size-asian="10.5pt"/>
    </style:style>
    <style:style style:name="P2" style:family="paragraph" style:parent-style-name="Standard">
      <style:text-properties fo:language="fr" fo:country="FR" officeooo:rsid="000bcc0d" officeooo:paragraph-rsid="001fbcf1" style:font-size-asian="10.5pt"/>
    </style:style>
    <style:style style:name="P3" style:family="paragraph" style:parent-style-name="Standard">
      <style:text-properties fo:font-size="16pt" fo:language="fr" fo:country="FR" officeooo:rsid="000bcc0d" officeooo:paragraph-rsid="001fbcf1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1b4" style:font-weight-asian="bold" style:font-weight-complex="bold"/>
    </style:style>
    <style:style style:name="T3" style:family="text">
      <style:text-properties officeooo:rsid="000e0c7a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0e0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Écrire un algorithme demandant à l'utilisateur un nombre. L'algorithme doit ensuite afficher un message indiquant si ce nombre est <text:span text:style-name="T2">parfait</text:span>.</text:p>
      <text:p text:style-name="P2"/>
      <text:p text:style-name="P1">Un numbre entier naturel est <text:span text:style-name="T1">parfait</text:span> s'il est égal à la moitié de la somme de ses diviseurs. <text:span text:style-name="T3">Ainsi 6 est un nombre parfait car 2 × 6 = 12 = 1 + 2 + 3 + 6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2.5in" fo:margin-bottom="0.7874in" fo:margin-left="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7:44:14.417051015</meta:creation-date>
    <dc:date>2016-02-16T15:44:25.564993637</dc:date>
    <meta:editing-duration>P0D</meta:editing-duration>
    <meta:editing-cycles>3</meta:editing-cycles>
    <meta:generator>LibreOffice/4.2.8.2$Linux_X86_64 LibreOffice_project/420m0$Build-2</meta:generator>
    <meta:print-date>2016-02-16T15:44:22.229549368</meta:print-date>
    <meta:document-statistic meta:table-count="0" meta:image-count="0" meta:object-count="0" meta:page-count="1" meta:paragraph-count="2" meta:word-count="58" meta:character-count="293" meta:non-whitespace-character-count="237"/>
  </office:meta>
</office:document-meta>
</file>